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 1D04</text:p>
      <text:p text:style-name="P1"/>
      <text:p text:style-name="P1">Using lists:</text:p>
      <text:list xml:id="list1127446724" text:style-name="WWNum1">
        <text:list-item>
          <text:p text:style-name="P3"><text:span text:style-name="T1">Start from 0, go to n – 1</text:span></text:p>
        </text:list-item>
        <text:list-item>
          <text:p text:style-name="P3"><text:span text:style-name="T1">Entering &lt;name&gt;[n] gives the nth value</text:span></text:p>
        </text:list-item>
        <text:list-item>
          <text:p text:style-name="P4"><text:span text:style-name="T1">Entering negative values counts down from the last term</text:span></text:p>
        </text:list-item>
      </text:list>
      <text:p text:style-name="P1">help(list): gives all possible functions with lists</text:p>
      <text:p text:style-name="P1">Let’s call our list alpha = [“a”, “b”, “g”]</text:p>
      <text:p text:style-name="P1">alpha.append(“c”): adds a value to the list as the new last term</text:p>
      <text:p text:style-name="P1">alpha.insert(1, “h”): adds a value at term 1 (remember that the very first term is “term 0”)</text:p>
      <text:p text:style-name="P1">alpha.remove(“a”): removes the first occurrence of this</text:p>
      <text:p text:style-name="P1">alpha.sort(): sorts by alphabetical order</text:p>
      <text:p text:style-name="P1">output: [“b”, “c”, “g”, “h”]</text:p>
      <text:p text:style-name="P1"/>
      <text:p text:style-name="P1">you can put lists into lists</text:p>
      <text:p text:style-name="P1">eg. List = [[1, 2], [2, 3, 4]]</text:p>
      <text:p text:style-name="P1">list [1] [2] = 4</text:p>
      <text:p text:style-name="P1"/>
      <text:p text:style-name="P1">max function: gives out maximum term of list</text:p>
      <text:p text:style-name="P1">max[1, 2, 3, 4] == <text:s/>4</text:p>
      <text:p text:style-name="P1">max [“a”,”b”,”c”] == “c” (returns value which starts with greatest ASCII value, but for these purposes, that also means the value returned is the value that is farthest in the alphabet from a to z)</text:p>
      <text:p text:style-name="P1">max [“zebra”, “giraffe”, “lion”] == “zebra” (case in point)</text:p>
      <text:p text:style-name="P1"/>
      <text:p text:style-name="P1">min[&lt;list&gt;]: take a wild guess what this does</text:p>
      <text:p text:style-name="P1"/>
      <text:p text:style-name="P1"><text:soft-page-break/></text:p>
      <text:p text:style-name="P1"><text:bookmark text:name="_gjdgxs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176" meta:character-count="955" meta:non-whitespace-character-count="800"/>
    <meta:generator>LibreOfficeDev/6.0.5.2$Linux_X86_64 LibreOffice_project/</meta:generator>
  </office:meta>
</office:document-meta>
</file>